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officeooo:rsid="001c9ab3" officeooo:paragraph-rsid="0023501d"/>
    </style:style>
    <style:style style:name="P3" style:family="paragraph" style:parent-style-name="Standard">
      <style:text-properties fo:color="#000000" loext:opacity="100%" officeooo:rsid="001c9ab3" officeooo:paragraph-rsid="00235ddd"/>
    </style:style>
    <style:style style:name="P4" style:family="paragraph" style:parent-style-name="Standard">
      <style:text-properties fo:color="#000000" loext:opacity="100%" officeooo:rsid="00209285" officeooo:paragraph-rsid="00209285"/>
    </style:style>
    <style:style style:name="P5" style:family="paragraph" style:parent-style-name="Standard">
      <style:text-properties fo:color="#000000" loext:opacity="100%" officeooo:rsid="0023501d" officeooo:paragraph-rsid="0023501d"/>
    </style:style>
    <style:style style:name="P6" style:family="paragraph" style:parent-style-name="Standard">
      <style:text-properties fo:color="#000000" loext:opacity="100%" officeooo:rsid="00235ddd" officeooo:paragraph-rsid="00235ddd"/>
    </style:style>
    <style:style style:name="P7" style:family="paragraph" style:parent-style-name="Standard">
      <style:text-properties fo:color="#000000" loext:opacity="100%" officeooo:rsid="00243584" officeooo:paragraph-rsid="00243584"/>
    </style:style>
    <style:style style:name="P8" style:family="paragraph" style:parent-style-name="Standard">
      <style:text-properties fo:color="#000000" loext:opacity="100%" officeooo:rsid="002c2fdf" officeooo:paragraph-rsid="002c2fdf"/>
    </style:style>
    <style:style style:name="P9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0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11" style:family="paragraph" style:parent-style-name="Standard">
      <style:text-properties fo:color="#000000" loext:opacity="100%" officeooo:rsid="001c9ab3" officeooo:paragraph-rsid="00209285"/>
    </style:style>
    <style:style style:name="P12" style:family="paragraph" style:parent-style-name="Standard">
      <style:text-properties fo:color="#000000" loext:opacity="100%" officeooo:rsid="001c9ab3" officeooo:paragraph-rsid="001c9ab3"/>
    </style:style>
    <style:style style:name="P13" style:family="paragraph" style:parent-style-name="Standard">
      <style:text-properties fo:color="#000000" loext:opacity="100%" officeooo:rsid="002e2df6" officeooo:paragraph-rsid="002e2df6"/>
    </style:style>
    <style:style style:name="T1" style:family="text">
      <style:text-properties fo:font-weight="bold" officeooo:rsid="0023501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519a"/>
    </style:style>
    <style:style style:name="T4" style:family="text">
      <style:text-properties officeooo:rsid="0023501d"/>
    </style:style>
    <style:style style:name="T5" style:family="text">
      <style:text-properties fo:font-style="italic" officeooo:rsid="0023501d" style:font-style-asian="italic" style:font-style-complex="italic"/>
    </style:style>
    <style:style style:name="T6" style:family="text">
      <style:text-properties officeooo:rsid="002718d1"/>
    </style:style>
    <style:style style:name="T7" style:family="text">
      <style:text-properties officeooo:rsid="0028aac2"/>
    </style:style>
    <style:style style:name="T8" style:family="text">
      <style:text-properties officeooo:rsid="002a19ff"/>
    </style:style>
    <style:style style:name="T9" style:family="text">
      <style:text-properties officeooo:rsid="002baff8"/>
    </style:style>
    <style:style style:name="T10" style:family="text">
      <style:text-properties officeooo:rsid="0023501d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Tests of if statements</text:p>
      <text:p text:style-name="P1"/>
      <text:p text:style-name="P1"><text:span text:style-name="T4">We check the values with the</text:span> tutu = $tutu</text:p>
      <text:p text:style-name="P1"/>
      <text:p text:style-name="P1">[if $tutu == oui]</text:p>
      <text:p text:style-name="P1"><text:span text:style-name="T4">This </text:span><text:span text:style-name="T5">paragraph should</text:span><text:span text:style-name="T4"> be displayed</text:span> <text:span text:style-name="T3">(==oui)</text:span></text:p>
      <text:p text:style-name="P1">[endif]</text:p>
      <text:p text:style-name="P1"/>
      <text:p text:style-name="P1">[if $tutu != oui]</text:p>
      <text:p text:style-name="P2"><text:span text:style-name="T4">This paragraph should </text:span><text:span text:style-name="T1">not</text:span><text:span text:style-name="T4"> be displayed</text:span> <text:s/>(!=<text:span text:style-name="T3">oui)</text:span></text:p>
      <text:p text:style-name="P2"/>
      <text:p text:style-name="P8">this is a chance because it contains many lines</text:p>
      <text:p text:style-name="P8"/>
      <text:p text:style-name="P8">x</text:p>
      <text:p text:style-name="P8">x</text:p>
      <text:p text:style-name="P8">x</text:p>
      <text:p text:style-name="P8">x</text:p>
      <text:p text:style-name="P8"/>
      <text:p text:style-name="P8">all of these lines will be removed</text:p>
      <text:p text:style-name="P1">[endif]</text:p>
      <text:p text:style-name="P1"/>
      <text:p text:style-name="P1">[if $tutu == glouglou]</text:p>
      <text:p text:style-name="P3"><text:span text:style-name="T4">This </text:span><text:span text:style-name="T5">paragraph</text:span><text:span text:style-name="T4"> should </text:span><text:span text:style-name="T1">not</text:span><text:span text:style-name="T4"> be displayed</text:span> (==glouglou)</text:p>
      <text:p text:style-name="P1">[endif]</text:p>
      <text:p text:style-name="P1"/>
      <text:p text:style-name="P1">[if $tutu != glouglou]</text:p>
      <text:p text:style-name="P2"><text:span text:style-name="T4">This </text:span><text:span text:style-name="T10">paragraph should be</text:span><text:span text:style-name="T4"> displayed</text:span> (!= glouglou)</text:p>
      <text:p text:style-name="P2"/>
      <text:p text:style-name="P5">several lines</text:p>
      <text:p text:style-name="P1">[endif]</text:p>
      <text:p text:style-name="P1"/>
      <text:p text:style-name="P13">the $tata variable</text:p>
      <text:p text:style-name="P1"/>
      <text:p text:style-name="P11"/>
      <text:p text:style-name="P7">End of the 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2-23T18:52:24.796254165</dc:date>
    <meta:editing-duration>PT29M23S</meta:editing-duration>
    <meta:editing-cycles>20</meta:editing-cycles>
    <meta:generator>LibreOffice/7.4.4.2$Linux_X86_64 LibreOffice_project/40$Build-2</meta:generator>
    <meta:document-statistic meta:table-count="0" meta:image-count="0" meta:object-count="0" meta:page-count="1" meta:paragraph-count="23" meta:word-count="89" meta:character-count="488" meta:non-whitespace-character-count="421"/>
  </office:meta>
</office:document-meta>
</file>